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65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415cm"/>
    </style:style>
    <style:style style:name="co4" style:family="table-column">
      <style:table-column-properties fo:break-before="auto" style:column-width="6.41cm"/>
    </style:style>
    <style:style style:name="co5" style:family="table-column">
      <style:table-column-properties fo:break-before="auto" style:column-width="7.32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0.552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02cm solid #000000"/>
      <style:paragraph-properties fo:text-align="justify" fo:margin-left="0cm"/>
      <style:text-properties style:font-name="Times New Roman" fo:font-weight="bold" style:font-weight-asian="bold" style:font-weight-complex="bold"/>
    </style:style>
    <style:style style:name="ce2" style:family="table-cell" style:parent-style-name="Default">
      <style:text-properties style:font-name="Times New Roman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Times New Roman"/>
    </style:style>
    <style:style style:name="ce4" style:family="table-cell" style:parent-style-name="Default">
      <style:text-properties style:font-name="Times New Roman"/>
    </style:style>
    <style:style style:name="ce5" style:family="table-cell" style:parent-style-name="Default">
      <style:table-cell-properties fo:background-color="#cccccc" fo:border="0.002cm solid #000000"/>
      <style:text-properties style:font-name="Times New Roman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33ff99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66ff00" style:text-align-source="fix" style:repeat-content="false"/>
      <style:paragraph-properties fo:text-align="start" fo:margin-left="0cm"/>
    </style:style>
    <style:style style:name="T1" style:family="text">
      <style:text-properties style:font-name="Arial1"/>
    </style:style>
    <style:style style:name="T2" style:family="text">
      <style:text-properties style:text-position="sub 60%"/>
    </style:style>
    <style:style style:name="T3" style:family="text">
      <style:text-properties style:text-position="0% 100%"/>
    </style:style>
    <style:style style:name="T4" style:family="text">
      <style:text-properties style:text-position="0% 100%" style:font-name="Arial1"/>
    </style:style>
    <style:style style:name="T5" style:family="text">
      <style:text-properties style:text-position="sub 60%" style:font-name="Arial1"/>
    </style:style>
    <style:style style:name="T6" style:family="text">
      <style:text-properties style:text-position="super 65%"/>
    </style:style>
  </office:automatic-styles>
  <office:body>
    <office:spreadsheet>
      <table:table table:name="Read me" table:style-name="ta1" table:print="false">
        <table:table-column table:style-name="co1" table:default-cell-style-name="ce4"/>
        <table:table-row table:style-name="ro1">
          <table:table-cell table:style-name="ce1" office:value-type="string">
            <text:p>Algorithm for calculating pressure drop for a fluid flow through a packed bed</text:p>
          </table:table-cell>
        </table:table-row>
        <table:table-row table:style-name="ro2">
          <table:table-cell table:style-name="Default"/>
        </table:table-row>
        <table:table-row table:style-name="ro2">
          <table:table-cell table:style-name="ce2" office:value-type="string">
            <text:p>Objective</text:p>
          </table:table-cell>
        </table:table-row>
        <table:table-row table:style-name="ro1">
          <table:table-cell table:style-name="ce3" office:value-type="string">
            <text:p>Compute pressure dop for fluid flow through a packed bed at a given operating conditions.</text:p>
          </table:table-cell>
        </table:table-row>
        <table:table-row table:style-name="ro2">
          <table:table-cell/>
        </table:table-row>
        <table:table-row table:style-name="ro2">
          <table:table-cell table:style-name="ce2" office:value-type="string">
            <text:p>Inputs</text:p>
          </table:table-cell>
        </table:table-row>
        <table:table-row table:style-name="ro3">
          <table:table-cell office:value-type="string">
            <text:p>Fluid properties <text:span text:style-name="T1">ρ,μ.</text:span></text:p>
          </table:table-cell>
        </table:table-row>
        <table:table-row table:style-name="ro4">
          <table:table-cell office:value-type="string">
            <text:p>Particle properties <text:span text:style-name="T1">ρ</text:span><text:span text:style-name="T2">p</text:span><text:span text:style-name="T3">,</text:span><text:span text:style-name="T4">Φ.</text:span></text:p>
          </table:table-cell>
        </table:table-row>
        <table:table-row table:style-name="ro2">
          <table:table-cell office:value-type="string">
            <text:p>Bed dimensions D,L.</text:p>
          </table:table-cell>
        </table:table-row>
        <table:table-row table:style-name="ro2">
          <table:table-cell office:value-type="string">
            <text:p>Operating condition: volumetric flowarate Q.</text:p>
          </table:table-cell>
        </table:table-row>
        <table:table-row table:style-name="ro4">
          <table:table-cell office:value-type="string">
            <text:p>Voidage <text:span text:style-name="T1">ε </text:span>(or solid holdup <text:span text:style-name="T1">ε</text:span><text:span text:style-name="T5">s</text:span><text:span text:style-name="T4">)</text:span> of the bed.</text:p>
          </table:table-cell>
        </table:table-row>
        <table:table-row table:style-name="ro2">
          <table:table-cell/>
        </table:table-row>
        <table:table-row table:style-name="ro2">
          <table:table-cell table:style-name="ce2" office:value-type="string">
            <text:p>Assumptions</text:p>
          </table:table-cell>
        </table:table-row>
        <table:table-row table:style-name="ro2">
          <table:table-cell office:value-type="string">
            <text:p>Steady state flow.</text:p>
          </table:table-cell>
        </table:table-row>
        <table:table-row table:style-name="ro2">
          <table:table-cell office:value-type="string">
            <text:p>Constant physical properties for the fluid.</text:p>
          </table:table-cell>
        </table:table-row>
        <table:table-row table:style-name="ro2">
          <table:table-cell office:value-type="string">
            <text:p>S.I. System of units will be follwed by default.</text:p>
          </table:table-cell>
        </table:table-row>
        <table:table-row table:style-name="ro2">
          <table:table-cell office:value-type="string">
            <text:p>The pressure drop is computed based on Ergun equation.</text:p>
          </table:table-cell>
        </table:table-row>
        <table:table-row table:style-name="ro2">
          <table:table-cell/>
        </table:table-row>
        <table:table-row-group>
          <table:table-row table:style-name="ro2">
            <table:table-cell table:style-name="ce2" office:value-type="string">
              <text:p>Output</text:p>
            </table:table-cell>
          </table:table-row>
        </table:table-row-group>
        <table:table-row table:style-name="ro2">
          <table:table-cell office:value-type="string">
            <text:p>Pressure drop for the given operating conditions.</text:p>
          </table:table-cell>
        </table:table-row>
      </table:table>
      <table:table table:name="Inputs " table:style-name="ta1" table:print="false">
        <table:table-column table:style-name="co3" table:default-cell-style-name="ce4"/>
        <table:table-column table:style-name="co2" table:default-cell-style-name="ce4"/>
        <table:table-column table:style-name="co2" table:default-cell-style-name="ce6"/>
        <table:table-column table:style-name="co2" table:default-cell-style-name="ce4"/>
        <table:table-row table:style-name="ro2">
          <table:table-cell table:style-name="ce5" office:value-type="string">
            <text:p>Inputs</text:p>
          </table:table-cell>
          <table:table-cell table:style-name="Default" table:number-columns-repeated="3"/>
        </table:table-row>
        <table:table-row table:style-name="ro2">
          <table:table-cell table:style-name="ce2"/>
          <table:table-cell table:style-name="Default" table:number-columns-repeated="3"/>
        </table:table-row>
        <table:table-row table:style-name="ro2">
          <table:table-cell office:value-type="string">
            <text:p>Density of the fluid</text:p>
          </table:table-cell>
          <table:table-cell office:value-type="string">
            <text:p>ρ</text:p>
          </table:table-cell>
          <table:table-cell office:value-type="float" office:value="1000">
            <text:p>1000</text:p>
          </table:table-cell>
          <table:table-cell office:value-type="string">
            <text:p>kg/m<text:span text:style-name="T6">3</text:span></text:p>
          </table:table-cell>
        </table:table-row>
        <table:table-row table:style-name="ro2">
          <table:table-cell office:value-type="string">
            <text:p>Viscosity of the fluid</text:p>
          </table:table-cell>
          <table:table-cell office:value-type="string">
            <text:p>μ</text:p>
          </table:table-cell>
          <table:table-cell office:value-type="float" office:value="0.0001">
            <text:p>0.0001</text:p>
          </table:table-cell>
          <table:table-cell office:value-type="string">
            <text:p>Pas</text:p>
          </table:table-cell>
        </table:table-row>
        <table:table-row table:style-name="ro5">
          <table:table-cell office:value-type="string">
            <text:p>Density of the particle</text:p>
          </table:table-cell>
          <table:table-cell office:value-type="string">
            <text:p><text:span text:style-name="T1">ρ</text:span><text:span text:style-name="T2">p</text:span></text:p>
          </table:table-cell>
          <table:table-cell office:value-type="float" office:value="500">
            <text:p>500</text:p>
          </table:table-cell>
          <table:table-cell office:value-type="string">
            <text:p>kg/m<text:span text:style-name="T6">3</text:span></text:p>
          </table:table-cell>
        </table:table-row>
        <table:table-row table:style-name="ro2">
          <table:table-cell office:value-type="string">
            <text:p>Sphericity of the particle</text:p>
          </table:table-cell>
          <table:table-cell office:value-type="string">
            <text:p>Φ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string">
            <text:p>Bed diameter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Bed length</text:p>
          </table:table-cell>
          <table:table-cell office:value-type="string">
            <text:p>L</text:p>
          </table:table-cell>
          <table:table-cell office:value-type="float" office:value="10">
            <text:p>10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Volumeteric flow rate of the fluid</text:p>
          </table:table-cell>
          <table:table-cell office:value-type="string">
            <text:p>Q</text:p>
          </table:table-cell>
          <table:table-cell office:value-type="float" office:value="1">
            <text:p>1</text:p>
          </table:table-cell>
          <table:table-cell office:value-type="string">
            <text:p>m<text:span text:style-name="T6">3</text:span><text:span text:style-name="T3">/s</text:span></text:p>
          </table:table-cell>
        </table:table-row>
        <table:table-row table:style-name="ro2">
          <table:table-cell office:value-type="string">
            <text:p>Bed voidage</text:p>
          </table:table-cell>
          <table:table-cell office:value-type="string">
            <text:p>ε</text:p>
          </table:table-cell>
          <table:table-cell office:value-type="float" office:value="0.6">
            <text:p>0.6</text:p>
          </table:table-cell>
          <table:table-cell office:value-type="string">
            <text:p>-</text:p>
          </table:table-cell>
        </table:table-row>
        <table:table-row table:style-name="ro6">
          <table:table-cell office:value-type="string">
            <text:p>Diameter of the particle</text:p>
          </table:table-cell>
          <table:table-cell office:value-type="string">
            <text:p>d<text:span text:style-name="T2">p</text:span></text:p>
          </table:table-cell>
          <table:table-cell office:value-type="float" office:value="0.1">
            <text:p>0.1</text:p>
          </table:table-cell>
          <table:table-cell office:value-type="string">
            <text:p>m</text:p>
          </table:table-cell>
        </table:table-row>
      </table:table>
      <table:table table:name="Caluculations" table:style-name="ta1" table:print="false">
        <table:table-column table:style-name="co4" table:default-cell-style-name="ce4"/>
        <table:table-column table:style-name="co2" table:default-cell-style-name="ce4"/>
        <table:table-column table:style-name="co2" table:default-cell-style-name="ce6"/>
        <table:table-column table:style-name="co2" table:default-cell-style-name="ce4"/>
        <table:table-row table:style-name="ro2">
          <table:table-cell table:style-name="ce5" office:value-type="string">
            <text:p>Inputs</text:p>
          </table:table-cell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Default" table:number-columns-repeated="2"/>
        </table:table-row>
        <table:table-row table:style-name="ro2">
          <table:table-cell office:value-type="string">
            <text:p>Density of the fluid</text:p>
          </table:table-cell>
          <table:table-cell table:formula="of:=['Inputs '.B3]" office:value-type="string" office:string-value="ρ">
            <text:p>ρ</text:p>
          </table:table-cell>
          <table:table-cell table:formula="of:=['Inputs '.C3]" office:value-type="float" office:value="1000">
            <text:p>1000</text:p>
          </table:table-cell>
          <table:table-cell office:value-type="string">
            <text:p>kg/m<text:span text:style-name="T6">3</text:span>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Viscosity of the fluid</text:p>
          </table:table-cell>
          <table:table-cell table:formula="of:=['Inputs '.B4]" office:value-type="string" office:string-value="μ">
            <text:p>μ</text:p>
          </table:table-cell>
          <table:table-cell table:formula="of:=['Inputs '.C4]" office:value-type="float" office:value="0.0001">
            <text:p>0.0001</text:p>
          </table:table-cell>
          <table:table-cell table:formula="of:=['Inputs '.D4]" office:value-type="string" office:string-value="Pas">
            <text:p>Pas</text:p>
          </table:table-cell>
        </table:table-row>
        <table:table-row table:style-name="ro2">
          <table:table-cell table:number-columns-repeated="4"/>
        </table:table-row>
        <table:table-row table:style-name="ro6">
          <table:table-cell office:value-type="string">
            <text:p>Density of the particle</text:p>
          </table:table-cell>
          <table:table-cell office:value-type="string">
            <text:p>ρ<text:span text:style-name="T2">p</text:span></text:p>
          </table:table-cell>
          <table:table-cell table:formula="of:=['Inputs '.C5]" office:value-type="float" office:value="500">
            <text:p>500</text:p>
          </table:table-cell>
          <table:table-cell office:value-type="string">
            <text:p>kg/m<text:span text:style-name="T6">3</text:span>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Sphericity of the particle</text:p>
          </table:table-cell>
          <table:table-cell table:formula="of:=['Inputs '.B6]" office:value-type="string" office:string-value="Φ">
            <text:p>Φ</text:p>
          </table:table-cell>
          <table:table-cell table:formula="of:=['Inputs '.C6]" office:value-type="float" office:value="1">
            <text:p>1</text:p>
          </table:table-cell>
          <table:table-cell table:formula="of:=['Inputs '.D6]" office:value-type="string" office:string-value="-">
            <text:p>-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Bed diameter</text:p>
          </table:table-cell>
          <table:table-cell table:formula="of:=['Inputs '.B7]" office:value-type="string" office:string-value="D">
            <text:p>D</text:p>
          </table:table-cell>
          <table:table-cell table:formula="of:=['Inputs '.C7]" office:value-type="float" office:value="15">
            <text:p>15</text:p>
          </table:table-cell>
          <table:table-cell table:formula="of:=['Inputs '.D7]" office:value-type="string" office:string-value="m">
            <text:p>m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Bed length</text:p>
          </table:table-cell>
          <table:table-cell table:formula="of:=['Inputs '.B8]" office:value-type="string" office:string-value="L">
            <text:p>L</text:p>
          </table:table-cell>
          <table:table-cell table:formula="of:=['Inputs '.C8]" office:value-type="float" office:value="10">
            <text:p>10</text:p>
          </table:table-cell>
          <table:table-cell table:formula="of:=['Inputs '.D8]" office:value-type="string" office:string-value="m">
            <text:p>m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Volumeteric flow rate of the fluid</text:p>
          </table:table-cell>
          <table:table-cell table:formula="of:=['Inputs '.B9]" office:value-type="string" office:string-value="Q">
            <text:p>Q</text:p>
          </table:table-cell>
          <table:table-cell table:formula="of:=['Inputs '.C9]" office:value-type="float" office:value="1">
            <text:p>1</text:p>
          </table:table-cell>
          <table:table-cell office:value-type="string">
            <text:p>m<text:span text:style-name="T6">3</text:span>/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Bed voidage</text:p>
          </table:table-cell>
          <table:table-cell table:formula="of:=['Inputs '.B10]" office:value-type="string" office:string-value="ε">
            <text:p>ε</text:p>
          </table:table-cell>
          <table:table-cell table:formula="of:=['Inputs '.C10]" office:value-type="float" office:value="0.6">
            <text:p>0.6</text:p>
          </table:table-cell>
          <table:table-cell table:formula="of:=['Inputs '.D10]" office:value-type="string" office:string-value="-">
            <text:p>-</text:p>
          </table:table-cell>
        </table:table-row>
        <table:table-row table:style-name="ro2">
          <table:table-cell table:number-columns-repeated="4"/>
        </table:table-row>
        <table:table-row table:style-name="ro6">
          <table:table-cell office:value-type="string">
            <text:p>Diameter of the particle</text:p>
          </table:table-cell>
          <table:table-cell office:value-type="string">
            <text:p>d<text:span text:style-name="T2">p</text:span></text:p>
          </table:table-cell>
          <table:table-cell table:formula="of:=['Inputs '.C11]" office:value-type="float" office:value="0.1">
            <text:p>0.1</text:p>
          </table:table-cell>
          <table:table-cell table:formula="of:=['Inputs '.D11]" office:value-type="string" office:string-value="m">
            <text:p>m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5" office:value-type="string">
            <text:p>Calculations</text:p>
          </table:table-cell>
          <table:table-cell table:number-columns-repeated="3"/>
        </table:table-row>
        <table:table-row table:style-name="ro2">
          <table:table-cell table:style-name="ce2"/>
          <table:table-cell table:number-columns-repeated="3"/>
        </table:table-row>
        <table:table-row table:style-name="ro2">
          <table:table-cell office:value-type="string">
            <text:p>CSA of the bed</text:p>
          </table:table-cell>
          <table:table-cell office:value-type="string">
            <text:p>A</text:p>
          </table:table-cell>
          <table:table-cell table:formula="of:=PI()*[.C11]*[.C11]/4" office:value-type="float" office:value="176.714586764426">
            <text:p>176.7145867644</text:p>
          </table:table-cell>
          <table:table-cell office:value-type="string">
            <text:p>m<text:span text:style-name="T6">2</text:span>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Velocity of the fluid</text:p>
          </table:table-cell>
          <table:table-cell office:value-type="string">
            <text:p>v</text:p>
          </table:table-cell>
          <table:table-cell table:formula="of:=[.C15]/[.C23]" office:value-type="float" office:value="0.00565884242104517">
            <text:p>0.0056588424</text:p>
          </table:table-cell>
          <table:table-cell office:value-type="string">
            <text:p>m/s</text:p>
          </table:table-cell>
        </table:table-row>
        <table:table-row table:style-name="ro2">
          <table:table-cell table:number-columns-repeated="4"/>
        </table:table-row>
        <table:table-row table:style-name="ro6">
          <table:table-cell office:value-type="string">
            <text:p>Inertial pressure drop</text:p>
          </table:table-cell>
          <table:table-cell office:value-type="string">
            <text:p>ΔP<text:span text:style-name="T2">inertial</text:span></text:p>
          </table:table-cell>
          <table:table-cell table:style-name="ce7" table:formula="of:=150*[.C5]*[.C25]*POWER((1-[.C17]);2)/POWER([.C17];3)/POWER([.C19];2)/POWER([.C9];2)" office:value-type="float" office:value="0.00628760269005018">
            <text:p>0.0062876027</text:p>
          </table:table-cell>
          <table:table-cell office:value-type="string">
            <text:p>Pa</text:p>
          </table:table-cell>
        </table:table-row>
        <table:table-row table:style-name="ro2">
          <table:table-cell table:number-columns-repeated="4"/>
        </table:table-row>
        <table:table-row table:style-name="ro6">
          <table:table-cell office:value-type="string">
            <text:p>Viscus pressure drop</text:p>
          </table:table-cell>
          <table:table-cell office:value-type="string">
            <text:p>ΔP<text:span text:style-name="T2">viscus</text:span></text:p>
          </table:table-cell>
          <table:table-cell table:style-name="ce7" table:formula="of:=1.75*[.C3]*POWER([.C25];2)*(1-[.C17])/[.C9]/[.C19]/POWER([.C17];3)" office:value-type="float" office:value="1.03776612418307">
            <text:p>1.0377661242</text:p>
          </table:table-cell>
          <table:table-cell office:value-type="string">
            <text:p>Pa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Tota pressure drop</text:p>
          </table:table-cell>
          <table:table-cell office:value-type="string">
            <text:p>ΔP</text:p>
          </table:table-cell>
          <table:table-cell table:style-name="ce8" table:formula="of:=[.C27]+[.C29]" office:value-type="float" office:value="1.04405372687312">
            <text:p>1.0440537269</text:p>
          </table:table-cell>
          <table:table-cell office:value-type="string">
            <text:p>Pa</text:p>
          </table:table-cell>
        </table:table-row>
      </table:table>
      <table:table table:name="Outputs" table:style-name="ta1" table:print="false">
        <table:table-column table:style-name="co5" table:default-cell-style-name="Default"/>
        <table:table-column table:style-name="co2" table:number-columns-repeated="2" table:default-cell-style-name="Default"/>
        <table:table-row table:style-name="ro2">
          <table:table-cell table:style-name="ce5" office:value-type="string">
            <text:p>Output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7">
          <table:table-cell table:style-name="ce3" office:value-type="string">
            <text:p>Pressure drop for the fluid flow in the packed bed at the given flow rate </text:p>
          </table:table-cell>
          <table:table-cell table:style-name="ce8" table:formula="of:=[Caluculations.C31]" office:value-type="float" office:value="1.04405372687312">
            <text:p>1.0440537269</text:p>
          </table:table-cell>
          <table:table-cell table:style-name="ce4" table:formula="of:=[Caluculations.D31]" office:value-type="string" office:string-value="Pa">
            <text:p>Pa</text:p>
          </table:table-cell>
        </table:table-row>
        <table:table-row table:style-name="ro5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1">01/01/2019</text:date>, <text:time>19:2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erthi vasan</meta:initial-creator>
    <meta:creation-date>2019-01-01T14:37:32.62</meta:creation-date>
    <dc:date>2019-01-01T19:28:20.58</dc:date>
    <dc:creator>Keerthi vasan</dc:creator>
    <meta:editing-duration>PT56M50S</meta:editing-duration>
    <meta:editing-cycles>5</meta:editing-cycles>
    <meta:generator>OpenOffice/4.1.6$Win32 OpenOffice.org_project/416m1$Build-9790</meta:generator>
    <meta:document-statistic meta:table-count="4" meta:cell-count="115" meta:object-count="0"/>
  </office:meta>
</office:document-meta>
</file>